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writing-mode="lr-tb"/>
    </style:style>
    <style:style style:name="P2" style:family="paragraph" style:parent-style-name="Text_20_body">
      <style:paragraph-properties fo:margin-left="0in" fo:margin-right="0in" fo:margin-top="0in" fo:margin-bottom="0in" style:contextual-spacing="false" fo:text-indent="0in" style:auto-text-indent="false" style:writing-mode="lr-tb"/>
      <style:text-properties fo:font-weight="bold" style:font-weight-asian="bold" style:font-weight-complex="bold"/>
    </style:style>
    <style:style style:name="P3" style:family="paragraph" style:parent-style-name="Text_20_body">
      <style:paragraph-properties fo:margin-top="0in" fo:margin-bottom="0in" style:contextual-spacing="false"/>
      <style:text-properties officeooo:paragraph-rsid="000830e9"/>
    </style:style>
    <style:style style:name="P4" style:family="paragraph" style:parent-style-name="Text_20_body">
      <style:paragraph-properties fo:margin-top="0in" fo:margin-bottom="0in" style:contextual-spacing="false" style:writing-mode="lr-tb"/>
      <style:text-properties officeooo:paragraph-rsid="000830e9"/>
    </style:style>
    <style:style style:name="P5" style:family="paragraph" style:parent-style-name="Text_20_body">
      <style:paragraph-properties fo:margin-left="0in" fo:margin-right="0in" fo:margin-top="0in" fo:margin-bottom="0in" style:contextual-spacing="false" fo:text-indent="0in" style:auto-text-indent="false" style:writing-mode="lr-tb"/>
      <style:text-properties officeooo:paragraph-rsid="000830e9"/>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left="0in" fo:margin-right="0in" fo:margin-top="0in" fo:margin-bottom="0in" style:contextual-spacing="false" fo:text-indent="0in" style:auto-text-indent="false" style:writing-mode="lr-tb"/>
      <style:text-properties officeooo:rsid="000830e9"/>
    </style:style>
    <style:style style:name="P8" style:family="paragraph" style:parent-style-name="Text_20_body">
      <style:paragraph-properties fo:margin-left="0in" fo:margin-right="0in" fo:margin-top="0in" fo:margin-bottom="0in" style:contextual-spacing="false" fo:text-indent="0in" style:auto-text-indent="false" style:writing-mode="lr-tb"/>
      <style:text-properties fo:font-size="6pt" officeooo:paragraph-rsid="000b4bc9" style:font-size-asian="6pt" style:font-size-complex="6pt"/>
    </style:style>
    <style:style style:name="P9" style:family="paragraph" style:parent-style-name="Text_20_body">
      <style:paragraph-properties fo:margin-top="0in" fo:margin-bottom="0in" style:contextual-spacing="false"/>
      <style:text-properties fo:font-size="6pt" officeooo:paragraph-rsid="000b4bc9" style:font-size-asian="6pt" style:font-size-complex="6pt"/>
    </style:style>
    <style:style style:name="P10" style:family="paragraph" style:parent-style-name="Text_20_body">
      <style:paragraph-properties fo:margin-left="0in" fo:margin-right="0in" fo:margin-top="0in" fo:margin-bottom="0in" style:contextual-spacing="false" fo:text-indent="0in" style:auto-text-indent="false" style:writing-mode="lr-tb"/>
      <style:text-properties fo:font-size="6pt" fo:font-weight="bold" officeooo:paragraph-rsid="000b4bc9" style:font-size-asian="6pt" style:font-weight-asian="bold" style:font-size-complex="6pt" style:font-weight-complex="bold"/>
    </style:style>
    <style:style style:name="P11" style:family="paragraph" style:parent-style-name="Text_20_body" style:list-style-name="L1">
      <style:paragraph-properties fo:margin-top="0in" fo:margin-bottom="0in" style:contextual-spacing="false" style:writing-mode="lr-tb"/>
      <style:text-properties officeooo:paragraph-rsid="000830e9"/>
    </style:style>
    <style:style style:name="P12" style:family="paragraph" style:parent-style-name="Text_20_body" style:list-style-name="L1">
      <style:paragraph-properties fo:margin-top="0in" fo:margin-bottom="0in" style:contextual-spacing="false" style:writing-mode="lr-tb"/>
    </style:style>
    <style:style style:name="P13" style:family="paragraph" style:parent-style-name="Text_20_body" style:list-style-name="L2">
      <style:paragraph-properties fo:margin-top="0in" fo:margin-bottom="0in" style:contextual-spacing="false" style:writing-mode="lr-tb"/>
    </style:style>
    <style:style style:name="P14" style:family="paragraph" style:parent-style-name="Text_20_body" style:list-style-name="L3">
      <style:paragraph-properties fo:margin-top="0in" fo:margin-bottom="0in" style:contextual-spacing="false" style:writing-mode="lr-tb"/>
    </style:style>
    <style:style style:name="P15" style:family="paragraph" style:parent-style-name="Text_20_body" style:list-style-name="L4">
      <style:paragraph-properties fo:margin-top="0in" fo:margin-bottom="0in" style:contextual-spacing="false" style:writing-mode="lr-tb"/>
    </style:style>
    <style:style style:name="P16" style:family="paragraph" style:parent-style-name="Text_20_body" style:list-style-name="L4">
      <style:paragraph-properties fo:margin-top="0in" fo:margin-bottom="0in" style:contextual-spacing="false" style:writing-mode="lr-tb"/>
      <style:text-properties officeooo:paragraph-rsid="000830e9"/>
    </style:style>
    <style:style style:name="P17" style:family="paragraph" style:parent-style-name="Text_20_body" style:list-style-name="L5">
      <style:paragraph-properties fo:margin-top="0in" fo:margin-bottom="0in" style:contextual-spacing="false" style:writing-mode="lr-tb"/>
    </style:style>
    <style:style style:name="P18" style:family="paragraph" style:parent-style-name="Text_20_body" style:list-style-name="L6">
      <style:paragraph-properties fo:margin-top="0in" fo:margin-bottom="0in" style:contextual-spacing="false" style:writing-mode="lr-tb"/>
    </style:style>
    <style:style style:name="P19" style:family="paragraph" style:parent-style-name="Text_20_body" style:list-style-name="L7">
      <style:paragraph-properties fo:margin-top="0in" fo:margin-bottom="0in" style:contextual-spacing="false" style:writing-mode="lr-tb"/>
    </style:style>
    <style:style style:name="P20" style:family="paragraph" style:parent-style-name="Text_20_body" style:list-style-name="L8">
      <style:paragraph-properties fo:margin-top="0in" fo:margin-bottom="0in" style:contextual-spacing="false" style:writing-mode="lr-tb"/>
    </style:style>
    <style:style style:name="P21" style:family="paragraph" style:parent-style-name="Text_20_body" style:list-style-name="L9">
      <style:paragraph-properties fo:margin-top="0in" fo:margin-bottom="0in" style:contextual-spacing="false" style:writing-mode="lr-tb"/>
    </style:style>
    <style:style style:name="P22" style:family="paragraph" style:parent-style-name="Text_20_body" style:list-style-name="L10">
      <style:paragraph-properties fo:margin-top="0in" fo:margin-bottom="0in" style:contextual-spacing="false" style:writing-mode="lr-tb"/>
    </style:style>
    <style:style style:name="P23" style:family="paragraph" style:parent-style-name="Text_20_body" style:list-style-name="L11">
      <style:paragraph-properties fo:margin-top="0in" fo:margin-bottom="0in" style:contextual-spacing="false" style:writing-mode="lr-tb"/>
    </style:style>
    <style:style style:name="P24" style:family="paragraph" style:parent-style-name="Text_20_body" style:list-style-name="L12">
      <style:paragraph-properties fo:margin-top="0in" fo:margin-bottom="0in" style:contextual-spacing="false" style:writing-mode="lr-tb"/>
      <style:text-properties officeooo:paragraph-rsid="000830e9"/>
    </style:style>
    <style:style style:name="P25" style:family="paragraph" style:parent-style-name="Text_20_body" style:list-style-name="L13">
      <style:paragraph-properties fo:margin-top="0in" fo:margin-bottom="0in" style:contextual-spacing="false" style:writing-mode="lr-tb"/>
      <style:text-properties officeooo:paragraph-rsid="000830e9"/>
    </style:style>
    <style:style style:name="P26" style:family="paragraph" style:parent-style-name="Text_20_body" style:list-style-name="L14">
      <style:paragraph-properties fo:margin-top="0in" fo:margin-bottom="0in" style:contextual-spacing="false" style:writing-mode="lr-tb"/>
      <style:text-properties officeooo:paragraph-rsid="000830e9"/>
    </style:style>
    <style:style style:name="P27" style:family="paragraph" style:parent-style-name="Text_20_body" style:list-style-name="L15">
      <style:paragraph-properties fo:margin-top="0in" fo:margin-bottom="0in" style:contextual-spacing="false" style:writing-mode="lr-tb"/>
      <style:text-properties officeooo:paragraph-rsid="000830e9"/>
    </style:style>
    <style:style style:name="P28" style:family="paragraph" style:parent-style-name="Text_20_body" style:list-style-name="L16">
      <style:paragraph-properties fo:margin-top="0in" fo:margin-bottom="0in" style:contextual-spacing="false" style:writing-mode="lr-tb"/>
      <style:text-properties officeooo:paragraph-rsid="000830e9"/>
    </style:style>
    <style:style style:name="P29" style:family="paragraph" style:parent-style-name="Text_20_body" style:list-style-name="L1">
      <style:paragraph-properties fo:margin-top="0in" fo:margin-bottom="0in" style:contextual-spacing="false" style:writing-mode="lr-tb"/>
      <style:text-properties fo:font-size="6pt" officeooo:paragraph-rsid="000b4bc9" style:font-size-asian="6pt" style:font-size-complex="6pt"/>
    </style:style>
    <style:style style:name="P30" style:family="paragraph" style:parent-style-name="Text_20_body" style:list-style-name="L17">
      <style:paragraph-properties fo:margin-top="0in" fo:margin-bottom="0in" style:contextual-spacing="false" style:writing-mode="lr-tb"/>
      <style:text-properties fo:font-size="6pt" officeooo:paragraph-rsid="000b4bc9" style:font-size-asian="6pt" style:font-size-complex="6pt"/>
    </style:style>
    <style:style style:name="P31" style:family="paragraph" style:parent-style-name="Text_20_body" style:list-style-name="L18">
      <style:paragraph-properties fo:margin-top="0in" fo:margin-bottom="0in" style:contextual-spacing="false" style:writing-mode="lr-tb"/>
      <style:text-properties fo:font-size="6pt" officeooo:paragraph-rsid="000b4bc9" style:font-size-asian="6pt" style:font-size-complex="6pt"/>
    </style:style>
    <style:style style:name="P32" style:family="paragraph" style:parent-style-name="Text_20_body" style:list-style-name="L4">
      <style:paragraph-properties fo:margin-top="0in" fo:margin-bottom="0in" style:contextual-spacing="false" style:writing-mode="lr-tb"/>
      <style:text-properties fo:font-size="6pt" officeooo:paragraph-rsid="000b4bc9" style:font-size-asian="6pt" style:font-size-complex="6pt"/>
    </style:style>
    <style:style style:name="P33" style:family="paragraph" style:parent-style-name="Text_20_body" style:list-style-name="L19">
      <style:paragraph-properties fo:margin-top="0in" fo:margin-bottom="0in" style:contextual-spacing="false" style:writing-mode="lr-tb"/>
      <style:text-properties fo:font-size="6pt" officeooo:paragraph-rsid="000b4bc9" style:font-size-asian="6pt" style:font-size-complex="6pt"/>
    </style:style>
    <style:style style:name="P34" style:family="paragraph" style:parent-style-name="Text_20_body" style:list-style-name="L20">
      <style:paragraph-properties fo:margin-top="0in" fo:margin-bottom="0in" style:contextual-spacing="false" style:writing-mode="lr-tb"/>
      <style:text-properties fo:font-size="6pt" officeooo:paragraph-rsid="000b4bc9" style:font-size-asian="6pt" style:font-size-complex="6pt"/>
    </style:style>
    <style:style style:name="P35" style:family="paragraph" style:parent-style-name="Text_20_body" style:list-style-name="L21">
      <style:paragraph-properties fo:margin-top="0in" fo:margin-bottom="0in" style:contextual-spacing="false" style:writing-mode="lr-tb"/>
      <style:text-properties fo:font-size="6pt" officeooo:paragraph-rsid="000b4bc9" style:font-size-asian="6pt" style:font-size-complex="6pt"/>
    </style:style>
    <style:style style:name="P36" style:family="paragraph" style:parent-style-name="Text_20_body" style:list-style-name="L22">
      <style:paragraph-properties fo:margin-top="0in" fo:margin-bottom="0in" style:contextual-spacing="false" style:writing-mode="lr-tb"/>
      <style:text-properties fo:font-size="6pt" officeooo:paragraph-rsid="000b4bc9" style:font-size-asian="6pt" style:font-size-complex="6pt"/>
    </style:style>
    <style:style style:name="P37" style:family="paragraph" style:parent-style-name="Text_20_body" style:list-style-name="L23">
      <style:paragraph-properties fo:margin-top="0in" fo:margin-bottom="0in" style:contextual-spacing="false" style:writing-mode="lr-tb"/>
      <style:text-properties fo:font-size="6pt" officeooo:paragraph-rsid="000b4bc9" style:font-size-asian="6pt" style:font-size-complex="6pt"/>
    </style:style>
    <style:style style:name="P38" style:family="paragraph" style:parent-style-name="Text_20_body" style:list-style-name="L24">
      <style:paragraph-properties fo:margin-top="0in" fo:margin-bottom="0in" style:contextual-spacing="false" style:writing-mode="lr-tb"/>
      <style:text-properties fo:font-size="6pt" officeooo:paragraph-rsid="000b4bc9" style:font-size-asian="6pt" style:font-size-complex="6pt"/>
    </style:style>
    <style:style style:name="P39" style:family="paragraph" style:parent-style-name="Text_20_body" style:list-style-name="L25">
      <style:paragraph-properties fo:margin-top="0in" fo:margin-bottom="0in" style:contextual-spacing="false" style:writing-mode="lr-tb"/>
      <style:text-properties fo:font-size="6pt" officeooo:paragraph-rsid="000b4bc9" style:font-size-asian="6pt" style:font-size-complex="6pt"/>
    </style:style>
    <style:style style:name="P40" style:family="paragraph" style:parent-style-name="Text_20_body">
      <style:paragraph-properties fo:margin-left="0in" fo:margin-right="0in" fo:margin-top="0in" fo:margin-bottom="0in" style:contextual-spacing="false" fo:text-indent="0in" style:auto-text-indent="false" style:writing-mode="lr-tb"/>
      <style:text-properties fo:font-size="6pt" officeooo:paragraph-rsid="000b4bc9" style:font-size-asian="6pt" style:font-size-complex="6pt"/>
    </style:style>
    <style:style style:name="P41" style:family="paragraph" style:parent-style-name="Text_20_body">
      <style:paragraph-properties fo:margin-left="0in" fo:margin-right="0in" fo:margin-top="0in" fo:margin-bottom="0in" style:contextual-spacing="false" fo:text-indent="0in" style:auto-text-indent="false" style:writing-mode="lr-tb"/>
      <style:text-properties fo:font-size="6pt" fo:font-weight="bold" officeooo:paragraph-rsid="000b4bc9" style:font-size-asian="6pt" style:font-weight-asian="bold" style:font-size-complex="6pt" style:font-weight-complex="bold"/>
    </style:style>
    <style:style style:name="P42" style:family="paragraph" style:parent-style-name="Text_20_body">
      <style:paragraph-properties fo:margin-left="0in" fo:margin-right="0in" fo:line-height="100%" fo:text-indent="0in" style:auto-text-indent="false" style:writing-mode="lr-tb"/>
      <style:text-properties fo:font-weight="bold" style:font-weight-asian="bold" style:font-weight-complex="bold"/>
    </style:style>
    <style:style style:name="P43" style:family="paragraph" style:parent-style-name="Text_20_body">
      <style:paragraph-properties fo:margin-left="0in" fo:margin-right="0in" fo:line-height="100%" fo:text-indent="0in" style:auto-text-indent="false" style:writing-mode="lr-tb"/>
      <style:text-properties officeooo:paragraph-rsid="000830e9"/>
    </style:style>
    <style:style style:name="P44" style:family="paragraph" style:parent-style-name="Text_20_body">
      <style:paragraph-properties fo:margin-left="0in" fo:margin-right="0in" fo:line-height="100%" fo:text-indent="0in" style:auto-text-indent="false" style:writing-mode="lr-tb"/>
    </style:style>
    <style:style style:name="P45" style:family="paragraph" style:parent-style-name="Text_20_body">
      <style:paragraph-properties fo:line-height="100%"/>
    </style:style>
    <style:style style:name="P46" style:family="paragraph" style:parent-style-name="Text_20_body">
      <style:paragraph-properties fo:margin-left="0in" fo:margin-right="0in" fo:line-height="100%" fo:text-indent="0in" style:auto-text-indent="false" style:writing-mode="lr-tb"/>
      <style:text-properties officeooo:paragraph-rsid="000c06b8"/>
    </style:style>
    <style:style style:name="P47" style:family="paragraph" style:parent-style-name="Text_20_body">
      <style:paragraph-properties fo:margin-left="0in" fo:margin-right="0in" fo:line-height="100%" fo:text-indent="0in" style:auto-text-indent="false" style:writing-mode="lr-tb"/>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c06b8"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c06b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3">Tuesday - Ages 6-10 <text:s text:c="4"/></text:span><text:s text:c="54"/></text:p>
      <text:p text:style-name="P42">PPC - Phonics, Comprehension, &amp; Creativity</text:p>
      <text:p text:style-name="P44"><text:span text:style-name="T1">Ages:</text:span> 6–10 |<text:span text:style-name="T1"> Tuesdays:</text:span> 1:00 PM – 2:00 PM | <text:span text:style-name="T1">Tuition:</text:span> $30/month</text:p>
      <text:p text:style-name="P45"/>
      <text:p text:style-name="P42">Math Madness</text:p>
      <text:p text:style-name="P44"><text:span text:style-name="T1">Ages:</text:span> 6–10 | <text:span text:style-name="T1">Tuesdays:</text:span> 2:00 PM – 3:00 PM | <text:span text:style-name="T1">Tuition</text:span>: $30/month</text:p>
      <text:p text:style-name="P45"/>
      <text:p text:style-name="P42">Home Economics &amp; Ag</text:p>
      <text:p text:style-name="P44"><text:span text:style-name="T1">Ages:</text:span> 6–10 | <text:span text:style-name="T1">Tuesdays:</text:span> 3:00 PM – 5:00 PM | <text:span text:style-name="T1">Tuition:</text:span> $60/month</text:p>
      <text:p text:style-name="P45"/>
      <text:p text:style-name="P47">Thursday -  Ages 10-18</text:p>
      <text:p text:style-name="P42">Writing, Debate &amp; Storytelling</text:p>
      <text:p text:style-name="P44"><text:span text:style-name="T1">Ages: </text:span>10–18 | <text:span text:style-name="T1">Thursdays:</text:span> 12:45 PM – 2:30 PM | <text:span text:style-name="T1">Tuition:</text:span> $50/month</text:p>
      <text:p text:style-name="P45"/>
      <text:p text:style-name="P42">Math Madness</text:p>
      <text:p text:style-name="P46"><text:span text:style-name="T1">Ages:</text:span> 10–18 |<text:span text:style-name="T1"> Thursdays</text:span>: 2:30 PM – 3:15 PM | <text:span text:style-name="T1">Tuition:</text:span> $2<text:span text:style-name="T5">5</text:span>/month </text:p>
      <text:p text:style-name="P46"><text:span text:style-name="T2">Tuition:</text:span><text:span text:style-name="T5"> $20/month (bundled with Writing, Debate &amp; Storytelling)</text:span></text:p>
      <text:p text:style-name="P45"/>
      <text:p text:style-name="P42">U.S. Geography Fun &amp; Games</text:p>
      <text:p text:style-name="P44"><text:span text:style-name="T1">Ages:</text:span> 10–18 | <text:span text:style-name="T1">Thursday:</text:span> 3:15 PM – 4:00 PM | <text:span text:style-name="T1">Tuition:</text:span> $2<text:span text:style-name="T5">5</text:span>/month</text:p>
      <text:p text:style-name="P46"><text:span text:style-name="T2">Tuition:</text:span><text:span text:style-name="T5"> $20/month (bundled with Home Economics &amp; Agriculture</text:span></text:p>
      <text:p text:style-name="P45"/>
      <text:p text:style-name="P42">Home Economics &amp; Agriculture</text:p>
      <text:p text:style-name="P44"><text:span text:style-name="T1">Ages:</text:span> 10–18 | <text:span text:style-name="T1">Thursdays:</text:span> 4:00 PM – 6:00 PM | <text:span text:style-name="T1">Tuition:</text:span> $60/month</text:p>
      <text:p text:style-name="P1"><text:soft-page-break/><text:span text:style-name="T1">PPC-Phonics, Comprehension, &amp; Creativity</text:span> | <text:span text:style-name="T1">Ages:</text:span> 6–10</text:p>
      <text:p text:style-name="P1">This class focuses on strengthening existing reading skills for 1st through 4th graders through an engaging, multi-sensory approach. Rather than introducing initial reading concepts, we will use active play, storytelling, and hands-on crafts to reinforce phonics rules, enhance reading comprehension, and spark creative imaginations.</text:p>
      <text:p text:style-name="P1">​<text:span text:style-name="T1">Core topics include:</text:span></text:p>
      <text:p text:style-name="P6"/>
      <text:list text:style-name="L1">
        <text:list-item>
          <text:p text:style-name="P11">​<text:span text:style-name="T1">Phonics Reinforcement:</text:span> Reviewing one to two phonics rules each week through catchy songs, chants, and coordinating word practice.</text:p>
        </text:list-item>
      </text:list>
      <text:p text:style-name="P6"/>
      <text:list text:continue-numbering="true" text:style-name="L1">
        <text:list-item>
          <text:p text:style-name="P12">​<text:span text:style-name="T1">Reading Comprehension: </text:span>Actively listening to engaging stories, gathering facts, and building strong understanding.</text:p>
        </text:list-item>
      </text:list>
      <text:p text:style-name="P6"/>
      <text:list text:continue-numbering="true" text:style-name="L1">
        <text:list-item>
          <text:p text:style-name="P12">​<text:span text:style-name="T1">The Art of Storytelling:</text:span> Exploring narrative concepts and using imagination to bring stories to life.</text:p>
        </text:list-item>
      </text:list>
      <text:p text:style-name="P6"/>
      <text:list text:continue-numbering="true" text:style-name="L1">
        <text:list-item>
          <text:p text:style-name="P12">​<text:span text:style-name="T1">Interactive Learning:</text:span> Utilizing purposeful games and fun activities to put literacy rules into active practice.</text:p>
        </text:list-item>
      </text:list>
      <text:p text:style-name="P6"/>
      <text:list text:continue-numbering="true" text:style-name="L1">
        <text:list-item>
          <text:p text:style-name="P12">​<text:span text:style-name="T1">Creative Arts:</text:span> Designing and building beautiful, hands-on crafts that coordinate with our weekly lessons.</text:p>
        </text:list-item>
      </text:list>
      <text:p text:style-name="P1"/>
      <text:p text:style-name="P1"/>
      <text:p text:style-name="P1"/>
      <text:p text:style-name="P1"><text:span text:style-name="T1">Home Economics &amp; Ag </text:span>| <text:span text:style-name="T1">Ages: </text:span><text:span text:style-name="T4">6–10</text:span></text:p>
      <text:p text:style-name="P1"><text:span text:style-name="T1">This class focuses on mastering </text:span>essential life skills through practical, hands-on application. We will take learning both outdoors and indoors to teach students the value of resourcefulness, hard work, and stewardship.</text:p>
      <text:p text:style-name="P6"/>
      <text:p text:style-name="P2">Core topics include:</text:p>
      <text:p text:style-name="P6"/>
      <text:list text:style-name="L2">
        <text:list-item>
          <text:p text:style-name="P13"><text:span text:style-name="T1">Culinary &amp; Preservation:</text:span> Cooking, the seed-to-table cycle, and canning.</text:p>
        </text:list-item>
      </text:list>
      <text:p text:style-name="P6"/>
      <text:list text:continue-numbering="true" text:style-name="L2">
        <text:list-item>
          <text:p text:style-name="P13"><text:span text:style-name="T1">Textile Arts:</text:span> Sewing, mending, and practical fabric knowledge.</text:p>
        </text:list-item>
      </text:list>
      <text:p text:style-name="P6"/>
      <text:list text:continue-numbering="true" text:style-name="L2">
        <text:list-item>
          <text:p text:style-name="P13"><text:span text:style-name="T1">Agriculture &amp; Homesteading:</text:span> Gardening and small livestock management.</text:p>
        </text:list-item>
      </text:list>
      <text:p text:style-name="P6"/>
      <text:list text:continue-numbering="true" text:style-name="L2">
        <text:list-item>
          <text:p text:style-name="P13"><text:soft-page-break/><text:span text:style-name="T1">Manual Arts:</text:span> Basic woodworking and tool use.</text:p>
        </text:list-item>
      </text:list>
      <text:p text:style-name="P6"/>
      <text:list text:continue-numbering="true" text:style-name="L2">
        <text:list-item>
          <text:p text:style-name="P13"><text:span text:style-name="T1">Stewardship:</text:span> Understanding economic value and household management.</text:p>
        </text:list-item>
      </text:list>
      <text:p text:style-name="P1"><text:s text:c="7"/></text:p>
      <text:p text:style-name="P1"/>
      <text:p text:style-name="P1"/>
      <text:p text:style-name="P1"><text:span text:style-name="T1">Math Madness</text:span> | <text:span text:style-name="T1">Ages:</text:span> 6–10</text:p>
      <text:p text:style-name="P1">This energetic, multi-sensory class brings numbers to life by combining movement, teamwork, and creative play. Designed to meet each child at their individual skill level, Math Madness helps students build foundational math skills and memorize math facts through active participation rather than just sitting at a desk. Whether competing in team events or working individually, students will get out of their seats and engage multiple senses to make math both fun and memorable.</text:p>
      <text:p text:style-name="P6"/>
      <text:p text:style-name="P1">​<text:span text:style-name="T1">Core topics include:</text:span></text:p>
      <text:p text:style-name="P6"/>
      <text:list text:style-name="L3">
        <text:list-item>
          <text:p text:style-name="P14">​<text:span text:style-name="T1">Real-World Math:</text:span> Simulating everyday applications by acting out problems, such as running a mock store with a shopping list, measuring out recipes, or sorting physical objects like seashells.</text:p>
        </text:list-item>
      </text:list>
      <text:p text:style-name="P6"/>
      <text:list text:continue-numbering="true" text:style-name="L3">
        <text:list-item>
          <text:p text:style-name="P14">​<text:span text:style-name="T1">Physical Movement:</text:span> Learning through motion with highly active games like math relays, classroom scavenger hunts, and skip-counting hopscotch.</text:p>
        </text:list-item>
      </text:list>
      <text:p text:style-name="P6"/>
      <text:list text:continue-numbering="true" text:style-name="L3">
        <text:list-item>
          <text:p text:style-name="P14">​<text:span text:style-name="T1">Competitive Games:</text:span> Fostering healthy collaboration and quick thinking through team math challenges, math Bingo, and math-themed card games.</text:p>
        </text:list-item>
      </text:list>
      <text:p text:style-name="P6"/>
      <text:list text:continue-numbering="true" text:style-name="L3">
        <text:list-item>
          <text:p text:style-name="P14">​<text:span text:style-name="T1">Creative Problem Solving:</text:span> Encouraging imagination by having students invent their own mnemonic devices, catchy rhymes, and quick stories to master and retain math facts.</text:p>
        </text:list-item>
      </text:list>
      <text:p text:style-name="P1"/>
      <text:p text:style-name="P1"/>
      <text:p text:style-name="P1"/>
      <text:p text:style-name="P1"><text:span text:style-name="T1">Writing, Debate &amp; Storytelling</text:span> | <text:span text:style-name="T1">Ages:</text:span> 10–18 </text:p>
      <text:p text:style-name="P1">This comprehensive language arts class empowers students to become confident communicators by mastering both the written and spoken word. Utilizing an IEW-style approach, students will begin by analyzing and imitating excellent literature, eventually progressing through <text:soft-page-break/>incremental steps to craft their own creative, original compositions. Beyond writing, this class builds essential public speaking and critical thinking skills as students learn to construct logical arguments for debate and share unforgettable narratives that deeply connect with an audience.</text:p>
      <text:p text:style-name="P2">Core topics include:</text:p>
      <text:p text:style-name="P6"/>
      <text:list text:style-name="L4">
        <text:list-item>
          <text:p text:style-name="P15">​<text:span text:style-name="T1">Writing Foundations:</text:span> Analyzing and imitating existing good writing, creating easily comprehensible outlines, and actively utilizing structured checklists.</text:p>
        </text:list-item>
      </text:list>
      <text:p text:style-name="P6"/>
      <text:list text:continue-numbering="true" text:style-name="L4">
        <text:list-item>
          <text:p text:style-name="P15">​<text:span text:style-name="T1">Stylistic Techniques:</text:span> Elevating written work by expanding vocabulary and thoughtfully incorporating a wide variety of quality adverbs and strong adjectives.</text:p>
        </text:list-item>
      </text:list>
      <text:p text:style-name="P6"/>
      <text:list text:continue-numbering="true" text:style-name="L4">
        <text:list-item>
          <text:p text:style-name="P15">​<text:span text:style-name="T1">Original Composition:</text:span> Progressing through a guided, step-by-step process to confidently develop and write creative original pieces.</text:p>
        </text:list-item>
      </text:list>
      <text:p text:style-name="P6"/>
      <text:list text:continue-numbering="true" text:style-name="L4">
        <text:list-item>
          <text:p text:style-name="P15">​<text:span text:style-name="T1">Structured Debate:</text:span> Fostering critical thinking and research skills by analyzing complex topics, constructing logical arguments, and respectfully refuting opposing viewpoints.</text:p>
        </text:list-item>
      </text:list>
      <text:p text:style-name="P6"/>
      <text:list text:continue-numbering="true" text:style-name="L4">
        <text:list-item>
          <text:p text:style-name="P15">​<text:span text:style-name="T1">The Art of Storytelling: </text:span>Crafting compelling narratives using engaging details, clear structure, and emotional resonance to share experiences and connect with listeners.</text:p>
        </text:list-item>
      </text:list>
      <text:p text:style-name="P6"/>
      <text:list text:continue-numbering="true" text:style-name="L4">
        <text:list-item>
          <text:p text:style-name="P16">​<text:span text:style-name="T1">Public Speaking: </text:span>Building confidence in oral communication through active participation in both formal debates and expressive storytelling presentations.</text:p>
        </text:list-item>
      </text:list>
      <text:p text:style-name="P5"><text:span text:style-name="T1"/></text:p>
      <text:p text:style-name="P5"><text:span text:style-name="T1"/></text:p>
      <text:p text:style-name="P5"><text:span text:style-name="T1"/></text:p>
      <text:p text:style-name="P5"><text:span text:style-name="T1">Math Madness</text:span> | <text:span text:style-name="T1">Ages:</text:span> 10–18 </text:p>
      <text:p text:style-name="P1">​This dynamic, interactive class brings mathematics to life through movement, strategic teamwork, and hands-on application. Designed to meet students at their individual skill levels—from middle school fundamentals to high school concepts—Math Madness helps tweens and teens build critical thinking skills through active participation. By stepping away from the desk to tackle team challenges and practical scenarios, students will experience math as a highly relevant, engaging, and collaborative tool.</text:p>
      <text:p text:style-name="P6"/>
      <text:p text:style-name="P1">​<text:span text:style-name="T1">Core topics include:</text:span></text:p>
      <text:p text:style-name="P6"><text:soft-page-break/></text:p>
      <text:list text:style-name="L5">
        <text:list-item>
          <text:p text:style-name="P17">​<text:span text:style-name="T1">Real-World Math:</text:span> Exploring everyday applications through immersive simulations. Students will learn practical financial literacy by managing budgets, analyzing real-world statistics, calculating interest, and launching their own simulated startup businesses.</text:p>
        </text:list-item>
      </text:list>
      <text:p text:style-name="P6"/>
      <text:list text:continue-numbering="true" text:style-name="L5">
        <text:list-item>
          <text:p text:style-name="P17">​<text:span text:style-name="T1">Active Strategy &amp; Competition:</text:span> Breaking away from the traditional classroom environment, students will develop quick-thinking and collaboration skills through physical movement and game-based learning. Activities include complex logic scavenger hunts, fast-paced whiteboard relays, strategic board games, and competitive math tournaments.</text:p>
        </text:list-item>
      </text:list>
      <text:p text:style-name="P6"/>
      <text:list text:continue-numbering="true" text:style-name="L5">
        <text:list-item>
          <text:p text:style-name="P17">​<text:span text:style-name="T1">Creative Problem Solving:</text:span> Encouraging innovative, out-of-the-box thinking. Students will be challenged to design their own algorithms, create mnemonic devices to retain complex formulas, and use reverse-engineering to master challenging mathematical theories.</text:p>
        </text:list-item>
      </text:list>
      <text:p text:style-name="P6"/>
      <text:p text:style-name="P1"/>
      <text:p text:style-name="P1"/>
      <text:p text:style-name="P1"><text:span text:style-name="T1">U.S. Geography: Fun &amp; Games </text:span>| <text:span text:style-name="T1">Ages</text:span>: 10–18 </text:p>
      <text:p text:style-name="P1">This fast-paced, interactive class transforms the study of our 50 states into an exciting cross-country adventure! Students will explore the nation through engaging games, storytelling, short educational clips, and catchy songs and chants. With a fun, competitive twist, students will race to earn points alongside their teammates while building a lasting understanding of America's history and diverse landscapes. From mapping out road trips to creating hands-on projects, this course makes geography memorable, tactile, and highly active.</text:p>
      <text:p text:style-name="P6"/>
      <text:p text:style-name="P1">​<text:span text:style-name="T1">Core topics include:</text:span></text:p>
      <text:p text:style-name="P6"/>
      <text:list text:style-name="L6">
        <text:list-item>
          <text:p text:style-name="P18">​<text:span text:style-name="T1">States, Capitals &amp; Regions:</text:span> Memorizing the 50 states, their capitals, and the history of the original 13 colonies through interactive songs, chants, and games, focusing on one or two regions per semester.</text:p>
        </text:list-item>
      </text:list>
      <text:p text:style-name="P6"/>
      <text:list text:style-name="L7">
        <text:list-item>
          <text:p text:style-name="P19">​<text:span text:style-name="T1">History &amp; Culture:</text:span> Discovering fascinating historical facts, famous people, significant events, iconic landmarks, and unique regional dishes from across the country.</text:p>
        </text:list-item>
      </text:list>
      <text:p text:style-name="P6"/>
      <text:list text:style-name="L8">
        <text:list-item>
          <text:p text:style-name="P20">​<text:span text:style-name="T1">Interactive Mapping:</text:span> Collaborating in teams to map out simulated road trips, locate precise map coordinates, and learn the tactile art of sensory mapping.</text:p>
        </text:list-item>
      </text:list>
      <text:p text:style-name="P6"/>
      <text:list text:style-name="L9">
        <text:list-item>
          <text:p text:style-name="P21"><text:soft-page-break/>​<text:span text:style-name="T1">Competitive Gameplay:</text:span> Testing speed and knowledge with state quiz challenges, and participating in fast-paced relays to match states, capitals, and geographical locations.</text:p>
        </text:list-item>
      </text:list>
      <text:p text:style-name="P6"/>
      <text:list text:style-name="L10">
        <text:list-item>
          <text:p text:style-name="P22">​<text:span text:style-name="T1">Hands-On Projects:</text:span> Curating comprehensive, individual State notebooks filled with fun facts and assembling a class collection of all 50 state quarters.</text:p>
        </text:list-item>
      </text:list>
      <text:p text:style-name="P6"/>
      <text:p text:style-name="P1"/>
      <text:p text:style-name="P1"/>
      <text:p text:style-name="P1"><text:span text:style-name="T1">Home Economics &amp; Agriculture</text:span> | <text:span text:style-name="T1">Ages:</text:span> 10–18 </text:p>
      <text:p text:style-name="P6"/>
      <text:p text:style-name="P1">This class focuses on mastering essential life skills through practical, hands-on application and independent problem-solving. We will take learning both outdoors and indoors to teach students the value of resourcefulness, self-reliance, and responsible stewardship.</text:p>
      <text:p text:style-name="P6"/>
      <text:p text:style-name="P1">​<text:span text:style-name="T1">Core topics include:</text:span></text:p>
      <text:p text:style-name="P6"/>
      <text:list text:style-name="L11">
        <text:list-item>
          <text:p text:style-name="P23">​<text:span text:style-name="T1">Culinary Science &amp; Preservation:</text:span> Cooking techniques, budget-conscious meal planning, the seed-to-table cycle, and safe food preservation methods (such as canning and dehydrating).</text:p>
        </text:list-item>
      </text:list>
      <text:p text:style-name="P6"/>
      <text:list text:continue-numbering="true" text:style-name="L11">
        <text:list-item>
          <text:p text:style-name="P23">​<text:span text:style-name="T1">Textile Arts:</text:span> Machine and hand sewing, pattern reading, garment construction, mending, and practical fabric knowledge.</text:p>
        </text:list-item>
      </text:list>
      <text:p text:style-name="P6"/>
      <text:list text:continue-numbering="true" text:style-name="L11">
        <text:list-item>
          <text:p text:style-name="P23">​<text:span text:style-name="T1">Agriculture &amp; Homesteading: </text:span>seasonal gardening, and small livestock management.</text:p>
        </text:list-item>
      </text:list>
      <text:p text:style-name="P6"/>
      <text:list text:continue-numbering="true" text:style-name="L11">
        <text:list-item>
          <text:p text:style-name="P23">​<text:span text:style-name="T1">Manual Arts:</text:span> Carpentry projects, small repairs and maintenance, and the safe operation of basic tools.</text:p>
        </text:list-item>
      </text:list>
      <text:p text:style-name="P6"/>
      <text:list text:continue-numbering="true" text:style-name="L11">
        <text:list-item>
          <text:p text:style-name="P23">​<text:span text:style-name="T1">Stewardship:</text:span> Financial literacy, understanding economics, personal budgeting, comprehensive household management, and the blessings that follow obedient tithing.</text:p>
        </text:list-item>
      </text:list>
      <text:p text:style-name="P7"/>
      <text:p text:style-name="P7"/>
      <text:p text:style-name="P7"/>
      <text:p text:style-name="P7"/>
      <text:p text:style-name="P7"/>
      <text:p text:style-name="P5"><text:soft-page-break/>This class will not be offered this semester</text:p>
      <text:p text:style-name="P5"><text:span text:style-name="T1">Zoology Adventures</text:span> | <text:span text:style-name="T1">Ages:</text:span> 6–10</text:p>
      <text:p text:style-name="P5">This interactive science class invites students to explore the fascinating world of the animal kingdom. We will discover how to classify mammals, reptiles, birds, amphibians, and fish, with our first semester focusing deeply on the unique characteristics and species within the mammal and reptile families. </text:p>
      <text:p text:style-name="P3"/>
      <text:p text:style-name="P5">​<text:span text:style-name="T1">Core topics include:</text:span></text:p>
      <text:p text:style-name="P3"/>
      <text:list text:style-name="L12">
        <text:list-item>
          <text:p text:style-name="P24">​<text:span text:style-name="T1">Classification &amp; Anatomy: </text:span>Understanding the defining traits, basic anatomy, specific diets, and natural habitats of various animal groups.</text:p>
        </text:list-item>
      </text:list>
      <text:p text:style-name="P3"/>
      <text:list text:style-name="L13">
        <text:list-item>
          <text:p text:style-name="P25">​<text:span text:style-name="T1">Scientific Observation: </text:span>Learning how to study physical characteristics, observe behavioral patterns, and thoughtfully compare different species.</text:p>
        </text:list-item>
      </text:list>
      <text:p text:style-name="P3"/>
      <text:list text:style-name="L14">
        <text:list-item>
          <text:p text:style-name="P26">​<text:span text:style-name="T1">Hands-On Building:</text:span> Applying knowledge creatively by constructing animal habitat dioramas, designing zoo enclosures, and tackling STEM-based habitat challenges.</text:p>
        </text:list-item>
      </text:list>
      <text:p text:style-name="P3"/>
      <text:list text:style-name="L15">
        <text:list-item>
          <text:p text:style-name="P27">​<text:span text:style-name="T1">Interactive Learning:</text:span> Reinforcing scientific facts and vocabulary through fun, engaging animal-themed games and active play.</text:p>
        </text:list-item>
      </text:list>
      <text:p text:style-name="P3"/>
      <text:list text:style-name="L16">
        <text:list-item>
          <text:p text:style-name="P28">​<text:span text:style-name="T1">Documentation &amp; Journaling:</text:span> Animal Kingdom Notebook</text:p>
        </text:list-item>
      </text:list>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22T23:16:33.645000000</meta:creation-date>
    <dc:date>2026-04-27T14:49:46.226000000</dc:date>
    <meta:editing-duration>PT2H41M13S</meta:editing-duration>
    <meta:editing-cycles>4</meta:editing-cycles>
    <meta:generator>LibreOffice/7.6.1.2$Windows_X86_64 LibreOffice_project/f5defcebd022c5bc36bbb79be232cb6926d8f674</meta:generator>
    <meta:document-statistic meta:table-count="0" meta:image-count="0" meta:object-count="0" meta:page-count="7" meta:paragraph-count="82" meta:word-count="1397" meta:character-count="10028" meta:non-whitespace-character-count="8647"/>
  </office:meta>
</office:document-meta>
</file>